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7">
      <style:table-cell-properties fo:background-color="#ff9900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7">
      <style:table-cell-properties fo:background-color="#ccff6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 style:data-style-name="N117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BATT</text:p>
          </table:table-cell>
          <table:table-cell table:style-name="ce1"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 [V]</text:p>
          </table:table-cell>
          <table:table-cell table:style-name="ce1" office:value-type="float" office:value="1.487" calcext:value-type="float">
            <text:p>1,487</text:p>
          </table:table-cell>
          <table:table-cell table:style-name="ce1" office:value-type="float" office:value="2.667" calcext:value-type="float">
            <text:p>2,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 [mA]</text:p>
          </table:table-cell>
          <table:table-cell table:style-name="ce1" office:value-type="float" office:value="68.2" calcext:value-type="float">
            <text:p>68,2</text:p>
          </table:table-cell>
          <table:table-cell table:style-name="ce1" office:value-type="float" office:value="25.25" calcext:value-type="float">
            <text:p>25,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 [mW]</text:p>
          </table:table-cell>
          <table:table-cell table:style-name="ce1" table:formula="of:=[.B2]*[.B3]" office:value-type="float" office:value="101.4134" calcext:value-type="float">
            <text:p>101,4134</text:p>
          </table:table-cell>
          <table:table-cell table:style-name="ce1" table:formula="of:=[.C2]*[.C3]" office:value-type="float" office:value="67.34175" calcext:value-type="float">
            <text:p>67,341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 [%]</text:p>
          </table:table-cell>
          <table:table-cell table:style-name="ce4" table:formula="of:=100*[.C4]/[.B4]" office:value-type="float" office:value="66.4032070712549" calcext:value-type="float" table:number-columns-spanned="2" table:number-rows-spanned="1">
            <text:p>66,4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BATT</text:p>
          </table:table-cell>
          <table:table-cell table:style-name="ce2"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 [V]</text:p>
          </table:table-cell>
          <table:table-cell table:style-name="ce2" office:value-type="float" office:value="1.487" calcext:value-type="float">
            <text:p>1,487</text:p>
          </table:table-cell>
          <table:table-cell table:style-name="ce2"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 [mA]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 [mW]</text:p>
          </table:table-cell>
          <table:table-cell table:style-name="ce2" table:formula="of:=[.B7]*[.B8]" office:value-type="float" office:value="144.239" calcext:value-type="float">
            <text:p>144,239</text:p>
          </table:table-cell>
          <table:table-cell table:style-name="ce2" table:formula="of:=[.C7]*[.C8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 [%]</text:p>
          </table:table-cell>
          <table:table-cell table:style-name="ce5" table:formula="of:=100*[.C9]/[.B9]" office:value-type="float" office:value="74.8757270918406" calcext:value-type="float" table:number-columns-spanned="2" table:number-rows-spanned="1">
            <text:p>74,9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BAT54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hototransist.</text:p>
          </table:table-cell>
          <table:table-cell/>
        </table:table-row>
        <table:table-row table:style-name="ro1">
          <table:table-cell office:value-type="string" calcext:value-type="string">
            <text:p>U [V]</text:p>
          </table:table-cell>
          <table:table-cell office:value-type="float" office:value="1.49" calcext:value-type="float">
            <text:p>1,49</text:p>
          </table:table-cell>
          <table:table-cell office:value-type="float" office:value="2.985" calcext:value-type="float">
            <text:p>2,98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(144kHz)</text:p>
          </table:table-cell>
        </table:table-row>
        <table:table-row table:style-name="ro1">
          <table:table-cell office:value-type="string" calcext:value-type="string">
            <text:p>I [mA]</text:p>
          </table:table-cell>
          <table:table-cell office:value-type="float" office:value="41.3" calcext:value-type="float">
            <text:p>41,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[mW]</text:p>
          </table:table-cell>
          <table:table-cell table:formula="of:=[.B12]*[.B13]" office:value-type="float" office:value="61.537" calcext:value-type="float">
            <text:p>61,537</text:p>
          </table:table-cell>
          <table:table-cell table:formula="of:=[.C12]*[.C13]" office:value-type="float" office:value="44.775" calcext:value-type="float">
            <text:p>44,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[%]</text:p>
          </table:table-cell>
          <table:table-cell table:style-name="ce6" table:formula="of:=100*[.C14]/[.B14]" office:value-type="float" office:value="72.7611030761981" calcext:value-type="float" table:number-columns-spanned="2" table:number-rows-spanned="1">
            <text:p>72,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 BAT54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[V]</text:p>
          </table:table-cell>
          <table:table-cell office:value-type="float" office:value="1.49" calcext:value-type="float">
            <text:p>1,49</text:p>
          </table:table-cell>
          <table:table-cell office:value-type="float" office:value="2.985" calcext:value-type="float">
            <text:p>2,985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string" calcext:value-type="string">
            <text:p>I [mA]</text:p>
          </table:table-cell>
          <table:table-cell office:value-type="float" office:value="47.9" calcext:value-type="float">
            <text:p>47,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[mW]</text:p>
          </table:table-cell>
          <table:table-cell table:formula="of:=[.B17]*[.B18]" office:value-type="float" office:value="71.371" calcext:value-type="float">
            <text:p>71,371</text:p>
          </table:table-cell>
          <table:table-cell table:formula="of:=[.C17]*[.C18]" office:value-type="float" office:value="44.775" calcext:value-type="float">
            <text:p>44,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[%]</text:p>
          </table:table-cell>
          <table:table-cell table:style-name="ce6" table:formula="of:=100*[.C19]/[.B19]" office:value-type="float" office:value="62.7355648652814" calcext:value-type="float" table:number-columns-spanned="2" table:number-rows-spanned="1">
            <text:p>62,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upercharged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[V]</text:p>
          </table:table-cell>
          <table:table-cell office:value-type="float" office:value="1.49" calcext:value-type="float">
            <text:p>1,49</text:p>
          </table:table-cell>
          <table:table-cell office:value-type="float" office:value="2.985" calcext:value-type="float">
            <text:p>2,985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I [mA]</text:p>
          </table:table-cell>
          <table:table-cell office:value-type="float" office:value="41.7" calcext:value-type="float">
            <text:p>41,7</text:p>
          </table:table-cell>
          <table:table-cell office:value-type="float" office:value="15.2" calcext:value-type="float">
            <text:p>15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[mW]</text:p>
          </table:table-cell>
          <table:table-cell table:formula="of:=[.B22]*[.B23]" office:value-type="float" office:value="62.133" calcext:value-type="float">
            <text:p>62,133</text:p>
          </table:table-cell>
          <table:table-cell table:formula="of:=[.C22]*[.C23]" office:value-type="float" office:value="45.372" calcext:value-type="float">
            <text:p>45,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[%]</text:p>
          </table:table-cell>
          <table:table-cell table:style-name="ce6" table:formula="of:=100*[.C24]/[.B24]" office:value-type="float" office:value="73.0239969098547" calcext:value-type="float" table:number-columns-spanned="2" table:number-rows-spanned="1">
            <text:p>73,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upercharged + BAT54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[V]</text:p>
          </table:table-cell>
          <table:table-cell office:value-type="float" office:value="1.49" calcext:value-type="float">
            <text:p>1,49</text:p>
          </table:table-cell>
          <table:table-cell office:value-type="float" office:value="3.018" calcext:value-type="float">
            <text:p>3,018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(300kHz)</text:p>
          </table:table-cell>
        </table:table-row>
        <table:table-row table:style-name="ro1">
          <table:table-cell office:value-type="string" calcext:value-type="string">
            <text:p>I [mA]</text:p>
          </table:table-cell>
          <table:table-cell office:value-type="float" office:value="43" calcext:value-type="float">
            <text:p>43</text:p>
          </table:table-cell>
          <table:table-cell office:value-type="float" office:value="16.5" calcext:value-type="float">
            <text:p>1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[mW]</text:p>
          </table:table-cell>
          <table:table-cell table:formula="of:=[.B27]*[.B28]" office:value-type="float" office:value="64.07" calcext:value-type="float">
            <text:p>64,07</text:p>
          </table:table-cell>
          <table:table-cell table:formula="of:=[.C27]*[.C28]" office:value-type="float" office:value="49.797" calcext:value-type="float">
            <text:p>49,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[%]</text:p>
          </table:table-cell>
          <table:table-cell table:style-name="ce7" table:formula="of:=100*[.C29]/[.B29]" office:value-type="float" office:value="77.7228031840175" calcext:value-type="float" table:number-columns-spanned="2" table:number-rows-spanned="1">
            <text:p>77,7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0.00.0000</text:date>, <text:time style:data-style-name="N2" text:time-value="13:09:53.33081471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8:28:09.054760790</meta:creation-date>
    <dc:date>2023-02-12T15:27:58.294155708</dc:date>
    <meta:editing-duration>PT6H8M59S</meta:editing-duration>
    <meta:editing-cycles>33</meta:editing-cycles>
    <meta:generator>LibreOffice/5.1.6.2$Linux_X86_64 LibreOffice_project/10m0$Build-2</meta:generator>
    <meta:document-statistic meta:table-count="1" meta:cell-count="91" meta:object-count="0"/>
  </office:meta>
</office:document-meta>
</file>